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e09" officeooo:paragraph-rsid="00100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ng the user research questions</text:p>
      <text:p text:style-name="P1"/>
      <text:p text:style-name="P1">1.Do consumers recognize that they have the problem you are trying to solve? </text:p>
      <text:p text:style-name="P1">2. If there was a solution, would they buy it?</text:p>
      <text:p text:style-name="P1">3. Would they buy it from us?</text:p>
      <text:p text:style-name="P1">4. Can we build a solution for that problem?</text:p>
      <text:p text:style-name="P1"/>
      <text:p text:style-name="P1">The only way to win is to learn faster than anyone el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2:56:41.879286029</meta:creation-date>
    <dc:date>2016-09-03T15:42:05.483056564</dc:date>
    <meta:editing-duration>PT1H55M3S</meta:editing-duration>
    <meta:editing-cycles>1</meta:editing-cycles>
    <meta:document-statistic meta:table-count="0" meta:image-count="0" meta:object-count="0" meta:page-count="1" meta:paragraph-count="6" meta:word-count="56" meta:character-count="287" meta:non-whitespace-character-count="235"/>
    <meta:generator>LibreOffice/5.1.2.2$Linux_X86_64 LibreOffice_project/10m0$Build-2</meta:generator>
  </office:meta>
</office:document-meta>
</file>